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DB000034B74E23B60F.svm"/>
  <manifest:file-entry manifest:media-type="" manifest:full-path="Pictures/200000070000698700003C92289BAD1B.svm"/>
  <manifest:file-entry manifest:media-type="" manifest:full-path="Pictures/2000000700005DF4000052FFF52075E6.svm"/>
  <manifest:file-entry manifest:media-type="" manifest:full-path="Pictures/200000070000529500003E3934734682.svm"/>
  <manifest:file-entry manifest:media-type="" manifest:full-path="Pictures/2000000700005DF400005295778B9CF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sans-serif" svg:font-family="sans-serif"/>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6" style:family="text">
      <style:text-properties style:text-position="super 58%" fo:font-size="14pt" style:text-underline-style="none"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text:p>
      <text:p text:style-name="P2"/>
      <text:p text:style-name="P2"/>
      <text:p text:style-name="P3"><text:span text:style-name="T2">2.1: In this chapter</text:span></text:p>
      <text:p text:style-name="P3">Here I will cover the formal definitions of any terms I use throughout this document, with particular attention to my Aim. I will also review what I learned from my background research and talk about how it applies to my research. I aim to clearly distinguish the areas covered by my research that have not been covered by others.</text:p>
      <text:p text:style-name="P3"/>
      <text:p text:style-name="P3"/>
      <text:p text:style-name="P4">2.2: Defining my Aim</text:p>
      <text:p text:style-name="P4"><text:span text:style-name="T1">My aim is to assess the effectiveness of genetic algorithms as a means of generating NPC's within a game.</text:span></text:p>
      <text:p text:style-name="P4"><text:span text:style-name="T1"/></text:p>
      <text:p text:style-name="P4"><text:span text:style-name="T1">An NPC is a Non Player Character; meaning any character in a game that is not controlled directly by a human player with an input device. Often an NPC must have some sort of artificial intelligence. When I talk about generating an NPC, I mean creating not only the AI to control that NPC, but also creating the physical form of that NPC using a genetic algorithm. </text:span></text:p>
      <text:p text:style-name="P4"><text:span text:style-name="T1"/></text:p>
      <text:p text:style-name="P6"><text:span text:style-name="T3">A game can be defined as “A form of competitive activity or sport played according to rules.”</text:span><text:span text:style-name="T6">[1]</text:span><text:span text:style-name="T3"> Meaning our NPC's must be competent enough within our rule set to challenge a human being, or for the experience to feel competitive. In order to judge the “effectiveness” of the NPC's, I will need to assess to what degree they offer competitive game-play. Although I hope to uncover some broad truths about the place of genetic algorithms in games in general, my research is somewhat limited by the scope of the particular game that I am creating. When I use the words “a game”, I am therefore referring to a particular game which I am going to create.</text:span></text:p>
      <text:p text:style-name="P6"><text:span text:style-name="T3"/></text:p>
      <text:p text:style-name="P6"><text:span text:style-name="T3">In order to define the term “genetic algorithm”, it is helpful to first define Evolution; a concept first proposed by Charles Darwin in the book often referred to as “On the Origin of Species”</text:span><text:span text:style-name="T6">[2]</text:span><text:span text:style-name="T3">. The term describes a situation in which you have a struggle for survival among a species caused by a scarcity of resource. To begin with, the individuals in the population vary greatly from one another, however, their particular traits are inherited by their offspring. Individuals who are not well suited to their environment are not likely to survive and therefore will not get the chance to reproduce and pass their traits down to later generations. This process (known as natural selection) slowly causes a species to converge to an optimal form for dealing with their given environment. A genetic algorithm is a concept inspired by this in which we have a problem and we are looking for an optimal solution. We can define solutions in numerous ways, the important thing is that we are able to:</text:span></text:p>
      <text:p text:style-name="P6"><text:span text:style-name="T3"/></text:p>
      <text:list xml:id="list2545698677361171756" text:style-name="L1">
        <text:list-item>
          <text:list>
            <text:list-item>
              <text:p text:style-name="P7"><text:span text:style-name="T3">Evaluate the effectiveness of those solutions</text:span></text:p>
            </text:list-item>
            <text:list-item>
              <text:p text:style-name="P7"><text:span text:style-name="T3">Define an offspring solution that inherits traits from more than one solution </text:span></text:p>
            </text:list-item>
            <text:list-item>
              <text:p text:style-name="P7"><text:soft-page-break/><text:span text:style-name="T3">And mutate (randomize certain elements of) the solution</text:span></text:p>
            </text:list-item>
          </text:list>
        </text:list-item>
      </text:list>
      <text:p text:style-name="P6"><text:span text:style-name="T3"/></text:p>
      <text:p text:style-name="P6"><text:span text:style-name="T3">A genetic algorithm is a type of evolutionary algorithm, which in turn is a type of machine learning (a branch of artificial intelligence). My background knowledge of this subject is mostly attained from Dr Jaume Bacardit</text:span><text:span text:style-name="T6">[3]</text:span><text:span text:style-name="T3">. This is an extremely interesting project </text:span></text:p>
      <text:p text:style-name="P6"><text:span text:style-name="T3"/></text:p>
      <text:p text:style-name="P6"><text:span text:style-name="T3"/></text:p>
      <text:p text:style-name="P8"><text:span text:style-name="T4">2.3: GenePool</text:span></text:p>
      <text:p text:style-name="P8"><text:span text:style-name="T3"/></text:p>
      <text:p text:style-name="P6"><text:span text:style-name="T3">My original inspiration for wanting to take on this project was an evolution simulation called GenePool</text:span><text:span text:style-name="T6">[4][5]</text:span><text:span text:style-name="T3">; “It's a computer simulation where hundreds of virtual organisms evolve swimming skills.”</text:span><text:span text:style-name="T6">[4]</text:span><text:span text:style-name="T3"> In GenePool <text:s/>NPC's are composed of simple physical primitives and their AI is made up of basic Sin waves that dictate when and how they should move which limb. I learned that it is possible to create NPC's that elicit very complex evolved behaviour.</text:span></text:p>
      <text:p text:style-name="P6"><text:span text:style-name="T3"/></text:p>
      <text:p text:style-name="P9"><draw:frame draw:style-name="fr1" draw:name="graphics1" text:anchor-type="paragraph" svg:width="17cm" svg:height="15.018cm" draw:z-index="0"><draw:image xlink:href="Pictures/2000000700005DF4000052FFF52075E6.svm" xlink:type="simple" xlink:show="embed" xlink:actuate="onLoad"/></draw:frame><text:span text:style-name="T3">Figure 2.1 (Screenshot of GenePool [4])</text:span></text:p>
      <text:p text:style-name="P6"><text:soft-page-break/><text:span text:style-name="T3">In figure 2.1 we can see an example of what the start of a GenePool simulation might look like. All of the organisms are randomly created out of oval shaped limb sections. <text:s/>The green dots are food bits that the organisms must eat in order to survive. </text:span></text:p>
      <text:p text:style-name="P6"><text:span text:style-name="T3"/></text:p>
      <text:p text:style-name="P9"><draw:frame draw:style-name="fr2" draw:name="graphics2" text:anchor-type="paragraph" svg:width="13.019cm" svg:height="13.496cm" draw:z-index="1"><draw:image xlink:href="Pictures/20000007000032DB000034B74E23B60F.svm" xlink:type="simple" xlink:show="embed" xlink:actuate="onLoad"/></draw:frame><text:span text:style-name="T3">Figure 2.2 (Screenshot of GenePool [4])</text:span></text:p>
      <text:p text:style-name="P6"><text:span text:style-name="T3"/></text:p>
      <text:p text:style-name="P6"><text:span text:style-name="T3">Figure 2.2 shows a random organism up close. Each one is equipped with a mouth/reproductive organ (the small green V at the top). The organism will search for food if it is low on energy, and otherwise it will search for a mate. Since each individual is random, some are good at swimming to what they want by sheer luck, and others are not. Since the food is scarce and the organisms pass their traits down to their <text:s/>offspring, we end up with evolution of the better swimmers. </text:span></text:p>
      <text:p text:style-name="P6"><text:span text:style-name="T3"/></text:p>
      <text:p text:style-name="P9"><draw:frame draw:style-name="fr1" draw:name="graphics3" text:anchor-type="paragraph" svg:width="17cm" svg:height="14.942cm" draw:z-index="2"><draw:image xlink:href="Pictures/2000000700005DF400005295778B9CF8.svm" xlink:type="simple" xlink:show="embed" xlink:actuate="onLoad"/></draw:frame><text:soft-page-break/><text:span text:style-name="T3">Figure 2.3 (Screenshot of GenePool [4])</text:span></text:p>
      <text:p text:style-name="P6"><text:span text:style-name="T3"/></text:p>
      <text:p text:style-name="P6"><text:span text:style-name="T3">After a while we start to see a dominant species arise, as can be seen in figure 2.3. </text:span></text:p>
      <text:p text:style-name="P6"><text:span text:style-name="T3"/></text:p>
      <text:p text:style-name="P6"><text:span text:style-name="T3">GenePool demonstrates many interesting aspects of evolution, but it serves mainly as a proof of concept to me; it is not a game, merely a simulation. It also is not an original concept, it is in fact its self inspired by other evolution simulations. This technique of generating NPC's is clearly not new, but it is not common either. There are a few evolution enthusiasts creating software like this, but it has not been picked up by triple A game companies or even particularly any indie studios. </text:span></text:p>
      <text:p text:style-name="P6"><text:span text:style-name="T3"/></text:p>
      <text:p text:style-name="P6"><text:span text:style-name="T3"/></text:p>
      <text:p text:style-name="P8"><text:span text:style-name="T4">2.4 NERO</text:span></text:p>
      <text:p text:style-name="P8"><text:span text:style-name="T3"/></text:p>
      <text:p text:style-name="P8"><text:span text:style-name="T3">In 2005 a project was created called NERO</text:span><text:span text:style-name="T6">[8]</text:span><text:span text:style-name="T3">. The aim was to create a game where the players can command armies of soldiers who each possess a neural network which tries to model some basic behavioural functions. The soldiers can be trained by getting them to complete basic tasks and rewarding the desired behaviour. Later, </text:span><text:soft-page-break/><text:span text:style-name="T3">players can pit their teams against one another online to see who's soldiers are more intelligent and capable. The actual game does require some skill from the player, who will need to direct them on what to aim for and what type of tactics to use, but the soldiers themselves work out how to complete those tasks. </text:span></text:p>
      <text:p text:style-name="P6"><text:span text:style-name="T3"/></text:p>
      <text:p text:style-name="P6"><draw:frame draw:style-name="fr3" draw:name="graphics4" text:anchor-type="paragraph" svg:width="16.579cm" svg:height="9.477cm" draw:z-index="3"><draw:image xlink:href="Pictures/200000070000698700003C92289BAD1B.svm" xlink:type="simple" xlink:show="embed" xlink:actuate="onLoad"/></draw:frame><text:span text:style-name="T3"> </text:span><text:span text:style-name="T5">Figure 2.4 (Screen shot taken from the NERO website [8])</text:span></text:p>
      <text:p text:style-name="P6"><draw:frame draw:style-name="fr4" draw:name="graphics5" text:anchor-type="paragraph" svg:x="0.176cm" svg:y="0.519cm" svg:width="15.462cm" svg:height="10.908cm" draw:z-index="4"><draw:image xlink:href="Pictures/200000070000529500003E3934734682.svm" xlink:type="simple" xlink:show="embed" xlink:actuate="onLoad"/></draw:frame><text:span text:style-name="T3"> </text:span><text:span text:style-name="T5">Figure 2.5 (Screen shot taken from the NERO website [8])</text:span></text:p>
      <text:p text:style-name="P6"><text:span text:style-name="T3"/></text:p>
      <text:p text:style-name="P6"><text:soft-page-break/><text:span text:style-name="T3">Figure 2.4 and 2.5 should give some idea of what the game looks like. </text:span></text:p>
      <text:p text:style-name="P6"><text:span text:style-name="T3"/></text:p>
      <text:p text:style-name="P6"><text:span text:style-name="T3">At first glance it may seem as though this project holds only a tenuous link to mine because it explores the use of neural networks in games, which are a different form of machine learning to genetic algorithms. However the soldiers themselves are evolving in a sense, because their AI controllers adapt through a process called neuro-evolution. This means that the individuals are essentially learning via an evolutionary algorithm (as talked about above), but the knowledge representation used for the AI is actually a neural network. This is a bold step forward in approach to AI that is inspired by nature in many ways. We can compare these soldiers to human beings in that they are a species which evolves but also has the more localised capability of learning to adapt to its environment within its lifetime. </text:span></text:p>
      <text:p text:style-name="P6"><text:span text:style-name="T3"/></text:p>
      <text:p text:style-name="P6"><text:span text:style-name="T3">NERO was successful in that it achieved what it set out to do. The developers created a game, the heart of which was this concept of neuro-evolution as an AI technique. They showed that this technique is in fact valid for the AI in a real time strategy game such as NERO. This provided me with inspiration, however, it does not answer all my questions still. </text:span></text:p>
      <text:p text:style-name="P6"><text:span text:style-name="T3"/></text:p>
      <text:p text:style-name="P6"><text:span text:style-name="T3">NERO does not experiment with the evolution of the physical form of the soldiers, only their AI. The neural network controllers are always given the same body to control, with the same capability's and the same limits. These soldiers do not adapt to their environment physically, which is an extremely important aspect of life on earth.</text:span></text:p>
      <text:p text:style-name="P6"><text:span text:style-name="T3"/></text:p>
      <text:p text:style-name="P8"><text:span text:style-name="T4">References:</text:span></text:p>
      <text:p text:style-name="P8"><text:span text:style-name="T3"/></text:p>
      <text:p text:style-name="P8"><text:span text:style-name="T3">[1] definition of game in English from the Oxford dictionary. Second Edition. 1997</text:span></text:p>
      <text:p text:style-name="P8"><text:span text:style-name="T3">[2] Darwin, Charles (1859). On the Origin of Species by Means of Natural Selection, or the Preservation of Favoured Races in the Struggle for Life (1st ed.).</text:span></text:p>
      <text:p text:style-name="P8"><text:span text:style-name="T3">[3] Dr Jaume Bacardit (2014) Bio-Computing (CSC3423) </text:span></text:p>
      <text:p text:style-name="P8"><text:a xlink:type="simple" xlink:href="http://www.ncl.ac.uk/module-catalogue/module.php?code=CSC3423">http://www.ncl.ac.uk/module-catalogue/module.php?code=CSC3423</text:a><text:span text:style-name="T3"> </text:span></text:p>
      <text:p text:style-name="P5">[4] Gene Pool (Swimbots) homepage</text:p>
      <text:p text:style-name="P5"><text:a xlink:type="simple" xlink:href="http://www.swimbots.com/">http://www.swimbots.com/</text:a></text:p>
      <text:p text:style-name="P5">[7] Ventrella, J. (2005). Genepool: Exploring the interaction between natural selection and sexual selection. Artificial Life Models in Software, Springer: 81-96.</text:p>
      <text:p text:style-name="P5"><text:a xlink:type="simple" xlink:href="http://www.ventrella.com/alife/genepool.pdf">http://www.ventrella.com/alife/genepool.pdf</text:a> </text:p>
      <text:p text:style-name="P5">[8] NERO homepage</text:p>
      <text:p text:style-name="P5">http://nerogam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OpenSymbol" svg:font-family="OpenSymbol"/>
    <style:font-face style:name="sans-serif" svg:font-family="sans-serif"/>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3-24T03:23:30.28</meta:creation-date>
    <dc:date>2015-03-24T22:31:21.29</dc:date>
    <dc:creator>Sam Amantea-Collins</dc:creator>
    <meta:editing-duration>PT7H44M41S</meta:editing-duration>
    <meta:editing-cycles>24</meta:editing-cycles>
    <meta:generator>OpenOffice/4.0.0$Win32 OpenOffice.org_project/400m3$Build-9702</meta:generator>
    <meta:document-statistic meta:table-count="0" meta:image-count="5" meta:object-count="0" meta:page-count="6" meta:paragraph-count="40" meta:word-count="1331" meta:character-count="7843"/>
  </office:meta>
</office:document-meta>
</file>